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Feeling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ntence simi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sentence-similarity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r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emantic-tree.py</text:p>
                <text:p text:style-name="P3">$ python3 parse-tree.py</text:p>
                <text:p text:style-name="P3">$ python3 code-chink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$ python3 perceval_git_counter_sexmachine.py</text:p>
                <text:p text:style-name="P4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4-06T16:53:26.332782870</dc:date>
    <meta:editing-duration>PT7H15M46S</meta:editing-duration>
    <meta:editing-cycles>6</meta:editing-cycles>
    <meta:generator>LibreOffice/5.1.2.2$Linux_X86_64 LibreOffice_project/10m0$Build-2</meta:generator>
    <meta:document-statistic meta:object-count="75"/>
  </office:meta>
</office:document-meta>
</file>